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a72" officeooo:paragraph-rsid="00130a72" style:text-blinking="false" fo:background-color="transparent"/>
    </style:style>
    <style:style style:name="P2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line-height="100%"/>
    </style:style>
    <style:style style:name="T1" style:family="text">
      <style:text-properties officeooo:rsid="0011bf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c15dbe02-7fff-5e41-11bb-14b50857e9b7"/><text:span text:style-name="T1">Q) </text:span>Create multiple gcloud configurations with different configurations such as different email id’s or different projects etc. and list the commands to switch between two accounts</text:p>
      <text:p text:style-name="P2"/>
      <text:p text:style-name="P2"/>
      <text:p text:style-name="P1">Command to create multiple configurations</text:p>
      <text:p text:style-name="P1"/>
      <text:p text:style-name="P1">root@Quantiphi-928:/home/shriram/.config# gcloud config configurations create shriram-demo1</text:p>
      <text:p text:style-name="P1">Created [shriram-demo1].</text:p>
      <text:p text:style-name="P1">Activated [shriram-demo1].</text:p>
      <text:p text:style-name="P1"/>
      <text:p text:style-name="P1">List the configurations</text:p>
      <text:p text:style-name="P1"/>
      <text:p text:style-name="P1">root@Quantiphi-928:/home/shriram/.config# gcloud config configurations list</text:p>
      <text:p text:style-name="P1">NAME <text:s text:c="10"/>IS_ACTIVE <text:s/>ACCOUNT <text:s text:c="25"/>PROJECT <text:s text:c="5"/>DEFAULT_ZONE <text:s text:c="2"/>DEFAULT_REGION</text:p>
      <text:p text:style-name="P1">default <text:s text:c="7"/>False <text:s text:c="5"/>shriram.rajaraman@quantiphi.com <text:s/>pe-training <text:s/>us-central1-a <text:s/>us-central1</text:p>
      <text:p text:style-name="P1">new-config <text:s text:c="4"/>False</text:p>
      <text:p text:style-name="P1">shriram-demo1 <text:s/>True</text:p>
      <text:p text:style-name="P1"/>
      <text:p text:style-name="P1">Initially no properties are set</text:p>
      <text:p text:style-name="P1"/>
      <text:p text:style-name="P1">root@Quantiphi-928:/home/shriram/.config# gcloud config configurations describe shriram-demo1</text:p>
      <text:p text:style-name="P1">is_active: true</text:p>
      <text:p text:style-name="P1">name: shriram-demo1</text:p>
      <text:p text:style-name="P1">properties: {}</text:p>
      <text:p text:style-name="P1"/>
      <text:p text:style-name="P1">Setting the default compute region and account</text:p>
      <text:p text:style-name="P1"/>
      <text:p text:style-name="P1">root@Quantiphi-928:/home/shriram/.config# gcloud config set compute/region us-central-1</text:p>
      <text:p text:style-name="P1">Updated property [compute/region].</text:p>
      <text:p text:style-name="P1">root@Quantiphi-928:/home/shriram/.config# gcloud config set core/account 2015shriram.rajaraman@ves.ac.in</text:p>
      <text:p text:style-name="P1">Updated property [core/account].</text:p>
      <text:p text:style-name="P1"/>
      <text:p text:style-name="P1">Listing the updated configurations</text:p>
      <text:p text:style-name="P1"/>
      <text:p text:style-name="P1">root@Quantiphi-928:/home/shriram/.config# gcloud config configurations list</text:p>
      <text:p text:style-name="P1">NAME <text:s text:c="10"/>IS_ACTIVE <text:s/>ACCOUNT <text:s text:c="25"/>PROJECT <text:s text:c="5"/>DEFAULT_ZONE <text:s text:c="2"/>DEFAULT_REGION</text:p>
      <text:p text:style-name="P1">default <text:s text:c="7"/>False <text:s text:c="5"/>shriram.rajaraman@quantiphi.com <text:s/>pe-training <text:s/>us-central1-a <text:s/>us-central1</text:p>
      <text:p text:style-name="P1">new-config <text:s text:c="4"/>False</text:p>
      <text:p text:style-name="P1">shriram-demo1 <text:s/>True <text:s text:c="6"/>2015shriram.rajaraman@ves.ac.in <text:s text:c="29"/>us-central-1</text:p>
      <text:p text:style-name="P1"/>
      <text:p text:style-name="P1">Switching to another account</text:p>
      <text:p text:style-name="P1"/>
      <text:p text:style-name="P1">root@Quantiphi-928:/home/shriram/.config# gcloud config configurations activate shriram-demo1</text:p>
      <text:p text:style-name="P1">Activated [shriram-demo1].</text:p>
      <text:p text:style-name="P1">root@Quantiphi-928:/home/shriram/.config# gcloud auth login</text:p>
      <text:p text:style-name="P1">You are now logged in as [2015shriram.rajaraman@ves.ac.in].</text:p>
      <text:p text:style-name="P1">Your current project is [None]. <text:s/>You can change this setting by running:</text:p>
      <text:p text:style-name="P1"><text:s text:c="2"/>$ gcloud config set project PROJECT_ID</text:p>
      <text:p text:style-name="P1"/>
      <text:p text:style-name="P1"/>
      <text:p text:style-name="P1">root@Quantiphi-928:/home/shriram/.config# gcloud config configurations activate default</text:p>
      <text:p text:style-name="P1">Activated [default].</text:p>
      <text:p text:style-name="P1">root@Quantiphi-928:/home/shriram/.config# gcloud auth login</text:p>
      <text:p text:style-name="P1">Your browser has been opened to visit:</text:p>
      <text:p text:style-name="P1"><text:soft-page-break/></text:p>
      <text:p text:style-name="P1">You are now logged in as [shriram.rajaraman@quantiphi.com]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9:53:07.552397791</meta:creation-date>
    <meta:generator>LibreOffice/6.0.7.3$Linux_X86_64 LibreOffice_project/00m0$Build-3</meta:generator>
    <dc:date>2019-07-19T10:11:10.705489512</dc:date>
    <meta:editing-duration>PT18M8S</meta:editing-duration>
    <meta:editing-cycles>2</meta:editing-cycles>
    <meta:document-statistic meta:table-count="0" meta:image-count="0" meta:object-count="0" meta:page-count="2" meta:paragraph-count="39" meta:word-count="201" meta:character-count="2239" meta:non-whitespace-character-count="1913"/>
  </office:meta>
</office:document-meta>
</file>